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witterChirp" svg:font-family="TwitterChirp, System"/>
    <style:font-face style:name="monospace" svg:font-family="monospace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text:list-style style:name="L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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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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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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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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ot@dc1 dshannon]# sudo oscap xccdf eval --profile cui --results-arf /backup/compliance-scans/post-banner-results.arf --report /backup/compliance-scans/post-banner-report.html /usr/share/xml/scap/ssg/content/ssg-rl9-ds.xml</text:p>
      <text:p text:style-name="Standard">--- Starting Evaluation ---</text:p>
      <text:p text:style-name="Standard"/>
      <text:p text:style-name="Standard">Title <text:s text:c="2"/>Enable Dracut FIPS Module</text:p>
      <text:p text:style-name="Standard">Rule <text:s text:c="3"/>xccdf_org.ssgproject.content_rule_enable_dracut_fips_module</text:p>
      <text:p text:style-name="Standard">Result <text:s/>pass</text:p>
      <text:p text:style-name="Standard"/>
      <text:p text:style-name="Standard">Title <text:s text:c="2"/>Enable FIPS Mode</text:p>
      <text:p text:style-name="Standard">Rule <text:s text:c="3"/>xccdf_org.ssgproject.content_rule_enable_fips_mode</text:p>
      <text:p text:style-name="Standard">Result <text:s/>pass</text:p>
      <text:p text:style-name="Standard"/>
      <text:p text:style-name="Standard">Title <text:s text:c="2"/>Install crypto-policies package</text:p>
      <text:p text:style-name="Standard">Rule <text:s text:c="3"/>xccdf_org.ssgproject.content_rule_package_crypto-policies_installed</text:p>
      <text:p text:style-name="Standard">Result <text:s/>pass</text:p>
      <text:p text:style-name="Standard"/>
      <text:p text:style-name="Standard">Title <text:s text:c="2"/>Configure System Cryptography Policy</text:p>
      <text:p text:style-name="Standard">Rule <text:s text:c="3"/>xccdf_org.ssgproject.content_rule_configure_crypto_policy</text:p>
      <text:p text:style-name="Standard">Result <text:s/>pass</text:p>
      <text:p text:style-name="Standard"/>
      <text:p text:style-name="Standard">Title <text:s text:c="2"/>Configure OpenSSL library to use System Crypto Policy</text:p>
      <text:p text:style-name="Standard">Rule <text:s text:c="3"/>xccdf_org.ssgproject.content_rule_configure_openssl_crypto_policy</text:p>
      <text:p text:style-name="Standard">Result <text:s/>pass</text:p>
      <text:p text:style-name="Standard"/>
      <text:p text:style-name="Standard">Title <text:s text:c="2"/>Configure SSH to use System Crypto Policy</text:p>
      <text:p text:style-name="Standard">Rule <text:s text:c="3"/>xccdf_org.ssgproject.content_rule_configure_ssh_crypto_policy</text:p>
      <text:p text:style-name="Standard">Result <text:s/>pass</text:p>
      <text:p text:style-name="Standard"/>
      <text:p text:style-name="Standard">Title <text:s text:c="2"/>Ensure /var/log/audit Located On Separate Partition</text:p>
      <text:p text:style-name="Standard">Rule <text:s text:c="3"/>xccdf_org.ssgproject.content_rule_partition_for_var_log_audit</text:p>
      <text:p text:style-name="Standard">Result <text:s/>pass</text:p>
      <text:p text:style-name="Standard"/>
      <text:p text:style-name="Standard">Title <text:s text:c="2"/>Install sudo Package</text:p>
      <text:p text:style-name="Standard">Rule <text:s text:c="3"/>xccdf_org.ssgproject.content_rule_package_sudo_installed</text:p>
      <text:p text:style-name="Standard">Result <text:s/>pass</text:p>
      <text:p text:style-name="Standard"/>
      <text:p text:style-name="Standard">Title <text:s text:c="2"/>Ensure gnutls-utils is installed</text:p>
      <text:p text:style-name="Standard">Rule <text:s text:c="3"/>xccdf_org.ssgproject.content_rule_package_gnutls-utils_installed</text:p>
      <text:p text:style-name="Standard">Result <text:s/>pass</text:p>
      <text:p text:style-name="Standard"/>
      <text:p text:style-name="Standard">Title <text:s text:c="2"/>Install openscap-scanner Package</text:p>
      <text:p text:style-name="Standard">Rule <text:s text:c="3"/>xccdf_org.ssgproject.content_rule_package_openscap-scanner_installed</text:p>
      <text:p text:style-name="Standard">Result <text:s/>pass</text:p>
      <text:p text:style-name="Standard"/>
      <text:p text:style-name="Standard">Title <text:s text:c="2"/>Install scap-security-guide Package</text:p>
      <text:p text:style-name="Standard">Rule <text:s text:c="3"/>xccdf_org.ssgproject.content_rule_package_scap-security-guide_installed</text:p>
      <text:p text:style-name="Standard">Result <text:s/>pass</text:p>
      <text:p text:style-name="Standard"/>
      <text:p text:style-name="Standard"><text:soft-page-break/>Title <text:s text:c="2"/>Install subscription-manager Package</text:p>
      <text:p text:style-name="Standard">Rule <text:s text:c="3"/>xccdf_org.ssgproject.content_rule_package_subscription-manager_installed</text:p>
      <text:p text:style-name="Standard">Result <text:s/>pass</text:p>
      <text:p text:style-name="Standard"/>
      <text:p text:style-name="Standard">Title <text:s text:c="2"/>Install dnf-automatic Package</text:p>
      <text:p text:style-name="Standard">Rule <text:s text:c="3"/>xccdf_org.ssgproject.content_rule_package_dnf-automatic_installed</text:p>
      <text:p text:style-name="Standard">Result <text:s/>pass</text:p>
      <text:p text:style-name="Standard"/>
      <text:p text:style-name="Standard">Title <text:s text:c="2"/>Configure dnf-automatic to Install Available Updates Automatically</text:p>
      <text:p text:style-name="Standard">Rule <text:s text:c="3"/>xccdf_org.ssgproject.content_rule_dnf-automatic_apply_updates</text:p>
      <text:p text:style-name="Standard">Result <text:s/>pass</text:p>
      <text:p text:style-name="Standard"/>
      <text:p text:style-name="Standard">Title <text:s text:c="2"/>Ensure gpgcheck Enabled In Main dnf Configuration</text:p>
      <text:p text:style-name="Standard">Rule <text:s text:c="3"/>xccdf_org.ssgproject.content_rule_ensure_gpgcheck_globally_activated</text:p>
      <text:p text:style-name="Standard">Result <text:s/>pass</text:p>
      <text:p text:style-name="Standard"/>
      <text:p text:style-name="Standard">Title <text:s text:c="2"/>Ensure gpgcheck Enabled for Local Packages</text:p>
      <text:p text:style-name="Standard">Rule <text:s text:c="3"/>xccdf_org.ssgproject.content_rule_ensure_gpgcheck_local_packages</text:p>
      <text:p text:style-name="Standard">Result <text:s/>pass</text:p>
      <text:p text:style-name="Standard"/>
      <text:p text:style-name="Standard">Title <text:s text:c="2"/>Ensure gpgcheck Enabled for All dnf Package Repositories</text:p>
      <text:p text:style-name="Standard">Rule <text:s text:c="3"/>xccdf_org.ssgproject.content_rule_ensure_gpgcheck_never_disabled</text:p>
      <text:p text:style-name="Standard">Result <text:s/>pass</text:p>
      <text:p text:style-name="Standard"/>
      <text:p text:style-name="Standard">Title <text:s text:c="2"/>Ensure Red Hat GPG Key Installed</text:p>
      <text:p text:style-name="Standard">Rule <text:s text:c="3"/>xccdf_org.ssgproject.content_rule_ensure_redhat_gpgkey_installed</text:p>
      <text:p text:style-name="Standard">Result <text:s/>pass</text:p>
      <text:p text:style-name="Standard"/>
      <text:p text:style-name="Standard">Title <text:s text:c="2"/>Enable dnf-automatic Timer</text:p>
      <text:p text:style-name="Standard">Rule <text:s text:c="3"/>xccdf_org.ssgproject.content_rule_timer_dnf-automatic_enabled</text:p>
      <text:p text:style-name="Standard">Result <text:s/>pass</text:p>
      <text:p text:style-name="Standard"/>
      <text:p text:style-name="Standard">Title <text:s text:c="2"/>Enable authselect</text:p>
      <text:p text:style-name="Standard">Rule <text:s text:c="3"/>xccdf_org.ssgproject.content_rule_enable_authselect</text:p>
      <text:p text:style-name="Standard">Result <text:s/>pass</text:p>
      <text:p text:style-name="Standard"/>
      <text:p text:style-name="Standard">Title <text:s text:c="2"/>Lock Accounts After Failed Password Attempts</text:p>
      <text:p text:style-name="Standard">Rule <text:s text:c="3"/>xccdf_org.ssgproject.content_rule_accounts_passwords_pam_faillock_deny</text:p>
      <text:p text:style-name="Standard">Result <text:s/>pass</text:p>
      <text:p text:style-name="Standard"/>
      <text:p text:style-name="Standard">Title <text:s text:c="2"/>Set Interval For Counting Failed Password Attempts</text:p>
      <text:p text:style-name="Standard">Rule <text:s text:c="3"/>xccdf_org.ssgproject.content_rule_accounts_passwords_pam_faillock_interval</text:p>
      <text:p text:style-name="Standard">Result <text:s/>pass</text:p>
      <text:p text:style-name="Standard"/>
      <text:p text:style-name="Standard">Title <text:s text:c="2"/>Set Lockout Time for Failed Password Attempts</text:p>
      <text:p text:style-name="Standard">Rule <text:s text:c="3"/>xccdf_org.ssgproject.content_rule_accounts_passwords_pam_faillock_unlock_time</text:p>
      <text:p text:style-name="Standard">Result <text:s/>pass</text:p>
      <text:p text:style-name="Standard"/>
      <text:p text:style-name="Standard">Title <text:s text:c="2"/>Ensure PAM Enforces Password Requirements - Minimum Digit Characters</text:p>
      <text:p text:style-name="Standard"><text:soft-page-break/>Rule <text:s text:c="3"/>xccdf_org.ssgproject.content_rule_accounts_password_pam_dcredit</text:p>
      <text:p text:style-name="Standard">Result <text:s/>pass</text:p>
      <text:p text:style-name="Standard"/>
      <text:p text:style-name="Standard">Title <text:s text:c="2"/>Ensure PAM Enforces Password Requirements - Minimum Lowercase Characters</text:p>
      <text:p text:style-name="Standard">Rule <text:s text:c="3"/>xccdf_org.ssgproject.content_rule_accounts_password_pam_lcredit</text:p>
      <text:p text:style-name="Standard">Result <text:s/>pass</text:p>
      <text:p text:style-name="Standard"/>
      <text:p text:style-name="Standard">Title <text:s text:c="2"/>Ensure PAM Enforces Password Requirements - Minimum Length</text:p>
      <text:p text:style-name="Standard">Rule <text:s text:c="3"/>xccdf_org.ssgproject.content_rule_accounts_password_pam_minlen</text:p>
      <text:p text:style-name="Standard">Result <text:s/>pass</text:p>
      <text:p text:style-name="Standard"/>
      <text:p text:style-name="Standard">Title <text:s text:c="2"/>Ensure PAM Enforces Password Requirements - Minimum Special Characters</text:p>
      <text:p text:style-name="Standard">Rule <text:s text:c="3"/>xccdf_org.ssgproject.content_rule_accounts_password_pam_ocredit</text:p>
      <text:p text:style-name="Standard">Result <text:s/>pass</text:p>
      <text:p text:style-name="Standard"/>
      <text:p text:style-name="Standard">Title <text:s text:c="2"/>Ensure PAM Enforces Password Requirements - Minimum Uppercase Characters</text:p>
      <text:p text:style-name="Standard">Rule <text:s text:c="3"/>xccdf_org.ssgproject.content_rule_accounts_password_pam_ucredit</text:p>
      <text:p text:style-name="Standard">Result <text:s/>pass</text:p>
      <text:p text:style-name="Standard"/>
      <text:p text:style-name="Standard">Title <text:s text:c="2"/>Disable debug-shell SystemD Service</text:p>
      <text:p text:style-name="Standard">Rule <text:s text:c="3"/>xccdf_org.ssgproject.content_rule_service_debug-shell_disabled</text:p>
      <text:p text:style-name="Standard">Result <text:s/>pass</text:p>
      <text:p text:style-name="Standard"/>
      <text:p text:style-name="Standard">Title <text:s text:c="2"/>Disable Ctrl-Alt-Del Burst Action</text:p>
      <text:p text:style-name="Standard">Rule <text:s text:c="3"/>xccdf_org.ssgproject.content_rule_disable_ctrlaltdel_burstaction</text:p>
      <text:p text:style-name="Standard">Result <text:s/>pass</text:p>
      <text:p text:style-name="Standard"/>
      <text:p text:style-name="Standard">Title <text:s text:c="2"/>Disable Ctrl-Alt-Del Reboot Activation</text:p>
      <text:p text:style-name="Standard">Rule <text:s text:c="3"/>xccdf_org.ssgproject.content_rule_disable_ctrlaltdel_reboot</text:p>
      <text:p text:style-name="Standard">Result <text:s/>pass</text:p>
      <text:p text:style-name="Standard"/>
      <text:p text:style-name="Standard">Title <text:s text:c="2"/>Configure Logind to terminate idle sessions after certain time of inactivity</text:p>
      <text:p text:style-name="Standard">Rule <text:s text:c="3"/>xccdf_org.ssgproject.content_rule_logind_session_timeout</text:p>
      <text:p text:style-name="Standard">Result <text:s/>notapplicable</text:p>
      <text:p text:style-name="Standard"/>
      <text:p text:style-name="Standard">Title <text:s text:c="2"/>Require Authentication for Single User Mode</text:p>
      <text:p text:style-name="Standard">Rule <text:s text:c="3"/>xccdf_org.ssgproject.content_rule_require_singleuser_auth</text:p>
      <text:p text:style-name="Standard">Result <text:s/>pass</text:p>
      <text:p text:style-name="Standard"/>
      <text:p text:style-name="Standard">Title <text:s text:c="2"/>Prevent Login to Accounts With Empty Password</text:p>
      <text:p text:style-name="Standard">Rule <text:s text:c="3"/>xccdf_org.ssgproject.content_rule_no_empty_passwords</text:p>
      <text:p text:style-name="Standard">Result <text:s/>pass</text:p>
      <text:p text:style-name="Standard"/>
      <text:p text:style-name="Standard">Title <text:s text:c="2"/>Enforce usage of pam_wheel for su authentication</text:p>
      <text:p text:style-name="Standard">Rule <text:s text:c="3"/>xccdf_org.ssgproject.content_rule_use_pam_wheel_for_su</text:p>
      <text:p text:style-name="Standard">Result <text:s/>pass</text:p>
      <text:p text:style-name="Standard"/>
      <text:p text:style-name="Standard">Title <text:s text:c="2"/>Disable Recovery Booting</text:p>
      <text:p text:style-name="Standard">Rule <text:s text:c="3"/>xccdf_org.ssgproject.content_rule_grub2_disable_recovery</text:p>
      <text:p text:style-name="Standard"><text:soft-page-break/>Result <text:s/>pass</text:p>
      <text:p text:style-name="Standard"/>
      <text:p text:style-name="Standard">Title <text:s text:c="2"/>Configure kernel to zero out memory before allocation</text:p>
      <text:p text:style-name="Standard">Rule <text:s text:c="3"/>xccdf_org.ssgproject.content_rule_grub2_init_on_alloc_argument</text:p>
      <text:p text:style-name="Standard">Result <text:s/>pass</text:p>
      <text:p text:style-name="Standard"/>
      <text:p text:style-name="Standard">Title <text:s text:c="2"/>Enable randomization of the page allocator</text:p>
      <text:p text:style-name="Standard">Rule <text:s text:c="3"/>xccdf_org.ssgproject.content_rule_grub2_page_alloc_shuffle_argument</text:p>
      <text:p text:style-name="Standard">Result <text:s/>pass</text:p>
      <text:p text:style-name="Standard"/>
      <text:p text:style-name="Standard">Title <text:s text:c="2"/>Ensure debug-shell service is not enabled during boot</text:p>
      <text:p text:style-name="Standard">Rule <text:s text:c="3"/>xccdf_org.ssgproject.content_rule_grub2_systemd_debug-shell_argument_absent</text:p>
      <text:p text:style-name="Standard">Result <text:s/>pass</text:p>
      <text:p text:style-name="Standard"/>
      <text:p text:style-name="Standard">Title <text:s text:c="2"/>Disable vsyscalls</text:p>
      <text:p text:style-name="Standard">Rule <text:s text:c="3"/>xccdf_org.ssgproject.content_rule_grub2_vsyscall_argument</text:p>
      <text:p text:style-name="Standard">Result <text:s/>pass</text:p>
      <text:p text:style-name="Standard"/>
      <text:p text:style-name="Standard">Title <text:s text:c="2"/>Set Boot Loader Password in grub2</text:p>
      <text:p text:style-name="Standard">Rule <text:s text:c="3"/>xccdf_org.ssgproject.content_rule_grub2_password</text:p>
      <text:p text:style-name="Standard">Result <text:s/>pass</text:p>
      <text:p text:style-name="Standard"/>
      <text:p text:style-name="Standard">Title <text:s text:c="2"/>Enable Auditing to Start Prior to the Audit Daemon in zIPL</text:p>
      <text:p text:style-name="Standard">Rule <text:s text:c="3"/>xccdf_org.ssgproject.content_rule_zipl_audit_argument</text:p>
      <text:p text:style-name="Standard">Result <text:s/>notapplicable</text:p>
      <text:p text:style-name="Standard"/>
      <text:p text:style-name="Standard">Title <text:s text:c="2"/>Extend Audit Backlog Limit for the Audit Daemon in zIPL</text:p>
      <text:p text:style-name="Standard">Rule <text:s text:c="3"/>xccdf_org.ssgproject.content_rule_zipl_audit_backlog_limit_argument</text:p>
      <text:p text:style-name="Standard">Result <text:s/>notapplicable</text:p>
      <text:p text:style-name="Standard"/>
      <text:p text:style-name="Standard">Title <text:s text:c="2"/>Configure kernel to zero out memory before allocation in zIPL</text:p>
      <text:p text:style-name="Standard">Rule <text:s text:c="3"/>xccdf_org.ssgproject.content_rule_zipl_init_on_alloc_argument</text:p>
      <text:p text:style-name="Standard">Result <text:s/>notapplicable</text:p>
      <text:p text:style-name="Standard"/>
      <text:p text:style-name="Standard">Title <text:s text:c="2"/>Enable randomization of the page allocator in zIPL</text:p>
      <text:p text:style-name="Standard">Rule <text:s text:c="3"/>xccdf_org.ssgproject.content_rule_zipl_page_alloc_shuffle_argument</text:p>
      <text:p text:style-name="Standard">Result <text:s/>notapplicable</text:p>
      <text:p text:style-name="Standard"/>
      <text:p text:style-name="Standard">Title <text:s text:c="2"/>Ensure debug-shell service is not enabled in zIPL</text:p>
      <text:p text:style-name="Standard">Rule <text:s text:c="3"/>xccdf_org.ssgproject.content_rule_zipl_systemd_debug-shell_argument_absent</text:p>
      <text:p text:style-name="Standard">Result <text:s/>notapplicable</text:p>
      <text:p text:style-name="Standard"/>
      <text:p text:style-name="Standard">Title <text:s text:c="2"/>Ensure all zIPL boot entries are BLS compliant</text:p>
      <text:p text:style-name="Standard">Rule <text:s text:c="3"/>xccdf_org.ssgproject.content_rule_zipl_bls_entries_only</text:p>
      <text:p text:style-name="Standard">Result <text:s/>notapplicable</text:p>
      <text:p text:style-name="Standard"/>
      <text:p text:style-name="Standard">Title <text:s text:c="2"/>Ensure zIPL bootmap is up to date</text:p>
      <text:p text:style-name="Standard">Rule <text:s text:c="3"/>xccdf_org.ssgproject.content_rule_zipl_bootmap_is_up_to_date</text:p>
      <text:p text:style-name="Standard">Result <text:s/>notapplicable</text:p>
      <text:p text:style-name="Standard"><text:soft-page-break/></text:p>
      <text:p text:style-name="Standard">Title <text:s text:c="2"/>Install firewalld Package</text:p>
      <text:p text:style-name="Standard">Rule <text:s text:c="3"/>xccdf_org.ssgproject.content_rule_package_firewalld_installed</text:p>
      <text:p text:style-name="Standard">Result <text:s/>pass</text:p>
      <text:p text:style-name="Standard"/>
      <text:p text:style-name="Standard">Title <text:s text:c="2"/>Verify firewalld Enabled</text:p>
      <text:p text:style-name="Standard">Rule <text:s text:c="3"/>xccdf_org.ssgproject.content_rule_service_firewalld_enabled</text:p>
      <text:p text:style-name="Standard">Result <text:s/>pass</text:p>
      <text:p text:style-name="Standard"/>
      <text:p text:style-name="Standard">Title <text:s text:c="2"/>Disable CAN Support</text:p>
      <text:p text:style-name="Standard">Rule <text:s text:c="3"/>xccdf_org.ssgproject.content_rule_kernel_module_can_disabled</text:p>
      <text:p text:style-name="Standard">Result <text:s/>pass</text:p>
      <text:p text:style-name="Standard"/>
      <text:p text:style-name="Standard">Title <text:s text:c="2"/>Disable SCTP Support</text:p>
      <text:p text:style-name="Standard">Rule <text:s text:c="3"/>xccdf_org.ssgproject.content_rule_kernel_module_sctp_disabled</text:p>
      <text:p text:style-name="Standard">Result <text:s/>pass</text:p>
      <text:p text:style-name="Standard"/>
      <text:p text:style-name="Standard">Title <text:s text:c="2"/>Disable TIPC Support</text:p>
      <text:p text:style-name="Standard">Rule <text:s text:c="3"/>xccdf_org.ssgproject.content_rule_kernel_module_tipc_disabled</text:p>
      <text:p text:style-name="Standard">Result <text:s/>pass</text:p>
      <text:p text:style-name="Standard"/>
      <text:p text:style-name="Standard">Title <text:s text:c="2"/>Disable Bluetooth Kernel Module</text:p>
      <text:p text:style-name="Standard">Rule <text:s text:c="3"/>xccdf_org.ssgproject.content_rule_kernel_module_bluetooth_disabled</text:p>
      <text:p text:style-name="Standard">Result <text:s/>pass</text:p>
      <text:p text:style-name="Standard"/>
      <text:p text:style-name="Standard">Title <text:s text:c="2"/>Add nodev Option to /var/log/audit</text:p>
      <text:p text:style-name="Standard">Rule <text:s text:c="3"/>xccdf_org.ssgproject.content_rule_mount_option_var_log_audit_nodev</text:p>
      <text:p text:style-name="Standard">Result <text:s/>pass</text:p>
      <text:p text:style-name="Standard"/>
      <text:p text:style-name="Standard">Title <text:s text:c="2"/>Add noexec Option to /var/log/audit</text:p>
      <text:p text:style-name="Standard">Rule <text:s text:c="3"/>xccdf_org.ssgproject.content_rule_mount_option_var_log_audit_noexec</text:p>
      <text:p text:style-name="Standard">Result <text:s/>pass</text:p>
      <text:p text:style-name="Standard"/>
      <text:p text:style-name="Standard">Title <text:s text:c="2"/>Add nosuid Option to /var/log/audit</text:p>
      <text:p text:style-name="Standard">Rule <text:s text:c="3"/>xccdf_org.ssgproject.content_rule_mount_option_var_log_audit_nosuid</text:p>
      <text:p text:style-name="Standard">Result <text:s/>pass</text:p>
      <text:p text:style-name="Standard"/>
      <text:p text:style-name="Standard">Title <text:s text:c="2"/>Disable storing core dumps</text:p>
      <text:p text:style-name="Standard">Rule <text:s text:c="3"/>xccdf_org.ssgproject.content_rule_sysctl_kernel_core_pattern_empty_string</text:p>
      <text:p text:style-name="Standard">Result <text:s/>pass</text:p>
      <text:p text:style-name="Standard"/>
      <text:p text:style-name="Standard">Title <text:s text:c="2"/>Configure file name of core dumps</text:p>
      <text:p text:style-name="Standard">Rule <text:s text:c="3"/>xccdf_org.ssgproject.content_rule_sysctl_kernel_core_uses_pid</text:p>
      <text:p text:style-name="Standard">Result <text:s/>pass</text:p>
      <text:p text:style-name="Standard"/>
      <text:p text:style-name="Standard">Title <text:s text:c="2"/>Restrict Access to Kernel Message Buffer</text:p>
      <text:p text:style-name="Standard">Rule <text:s text:c="3"/>xccdf_org.ssgproject.content_rule_sysctl_kernel_dmesg_restrict</text:p>
      <text:p text:style-name="Standard">Result <text:s/>pass</text:p>
      <text:p text:style-name="Standard"/>
      <text:p text:style-name="Standard"><text:soft-page-break/>Title <text:s text:c="2"/>Disable Kernel Image Loading</text:p>
      <text:p text:style-name="Standard">Rule <text:s text:c="3"/>xccdf_org.ssgproject.content_rule_sysctl_kernel_kexec_load_disabled</text:p>
      <text:p text:style-name="Standard">Result <text:s/>pass</text:p>
      <text:p text:style-name="Standard"/>
      <text:p text:style-name="Standard">Title <text:s text:c="2"/>Disallow kernel profiling by unprivileged users</text:p>
      <text:p text:style-name="Standard">Rule <text:s text:c="3"/>xccdf_org.ssgproject.content_rule_sysctl_kernel_perf_event_paranoid</text:p>
      <text:p text:style-name="Standard">Result <text:s/>pass</text:p>
      <text:p text:style-name="Standard"/>
      <text:p text:style-name="Standard">Title <text:s text:c="2"/>Disable Access to Network bpf() Syscall From Unprivileged Processes</text:p>
      <text:p text:style-name="Standard">Rule <text:s text:c="3"/>xccdf_org.ssgproject.content_rule_sysctl_kernel_unprivileged_bpf_disabled_accept_default</text:p>
      <text:p text:style-name="Standard">Result <text:s/>pass</text:p>
      <text:p text:style-name="Standard"/>
      <text:p text:style-name="Standard">Title <text:s text:c="2"/>Restrict usage of ptrace to descendant processes</text:p>
      <text:p text:style-name="Standard">Rule <text:s text:c="3"/>xccdf_org.ssgproject.content_rule_sysctl_kernel_yama_ptrace_scope</text:p>
      <text:p text:style-name="Standard">Result <text:s/>pass</text:p>
      <text:p text:style-name="Standard"/>
      <text:p text:style-name="Standard">Title <text:s text:c="2"/>Disable the use of user namespaces</text:p>
      <text:p text:style-name="Standard">Rule <text:s text:c="3"/>xccdf_org.ssgproject.content_rule_sysctl_user_max_user_namespaces</text:p>
      <text:p text:style-name="Standard">Result <text:s/>pass</text:p>
      <text:p text:style-name="Standard"/>
      <text:p text:style-name="Standard">Title <text:s text:c="2"/>Disable acquiring, saving, and processing core dumps</text:p>
      <text:p text:style-name="Standard">Rule <text:s text:c="3"/>xccdf_org.ssgproject.content_rule_service_systemd-coredump_disabled</text:p>
      <text:p text:style-name="Standard">Result <text:s/>pass</text:p>
      <text:p text:style-name="Standard"/>
      <text:p text:style-name="Standard">Title <text:s text:c="2"/>Restrict Exposed Kernel Pointer Addresses Access</text:p>
      <text:p text:style-name="Standard">Rule <text:s text:c="3"/>xccdf_org.ssgproject.content_rule_sysctl_kernel_kptr_restrict</text:p>
      <text:p text:style-name="Standard">Result <text:s/>pass</text:p>
      <text:p text:style-name="Standard"/>
      <text:p text:style-name="Standard">Title <text:s text:c="2"/>Configure SELinux Policy</text:p>
      <text:p text:style-name="Standard">Rule <text:s text:c="3"/>xccdf_org.ssgproject.content_rule_selinux_policytype</text:p>
      <text:p text:style-name="Standard">Result <text:s/>pass</text:p>
      <text:p text:style-name="Standard"/>
      <text:p text:style-name="Standard">Title <text:s text:c="2"/>Ensure SELinux State is Enforcing</text:p>
      <text:p text:style-name="Standard">Rule <text:s text:c="3"/>xccdf_org.ssgproject.content_rule_selinux_state</text:p>
      <text:p text:style-name="Standard">Result <text:s/>pass</text:p>
      <text:p text:style-name="Standard"/>
      <text:p text:style-name="Standard">Title <text:s text:c="2"/>Disable KDump Kernel Crash Analyzer (kdump)</text:p>
      <text:p text:style-name="Standard">Rule <text:s text:c="3"/>xccdf_org.ssgproject.content_rule_service_kdump_disabled</text:p>
      <text:p text:style-name="Standard">Result <text:s/>pass</text:p>
      <text:p text:style-name="Standard"/>
      <text:p text:style-name="Standard">Title <text:s text:c="2"/>Install fapolicyd Package</text:p>
      <text:p text:style-name="Standard">Rule <text:s text:c="3"/>xccdf_org.ssgproject.content_rule_package_fapolicyd_installed</text:p>
      <text:p text:style-name="Standard">Result <text:s/>pass</text:p>
      <text:p text:style-name="Standard"/>
      <text:p text:style-name="Standard">Title <text:s text:c="2"/>Enable the File Access Policy Service</text:p>
      <text:p text:style-name="Standard">Rule <text:s text:c="3"/>xccdf_org.ssgproject.content_rule_service_fapolicyd_enabled</text:p>
      <text:p text:style-name="Standard">Result <text:s/>pass</text:p>
      <text:p text:style-name="Standard"/>
      <text:p text:style-name="Standard">Title <text:s text:c="2"/>The Chrony package is installed</text:p>
      <text:p text:style-name="Standard"><text:soft-page-break/>Rule <text:s text:c="3"/>xccdf_org.ssgproject.content_rule_package_chrony_installed</text:p>
      <text:p text:style-name="Standard">Result <text:s/>pass</text:p>
      <text:p text:style-name="Standard"/>
      <text:p text:style-name="Standard">Title <text:s text:c="2"/>Disable chrony daemon from acting as server</text:p>
      <text:p text:style-name="Standard">Rule <text:s text:c="3"/>xccdf_org.ssgproject.content_rule_chronyd_client_only</text:p>
      <text:p text:style-name="Standard">Result <text:s/>pass</text:p>
      <text:p text:style-name="Standard"/>
      <text:p text:style-name="Standard">Title <text:s text:c="2"/>Install OpenSSH client software</text:p>
      <text:p text:style-name="Standard">Rule <text:s text:c="3"/>xccdf_org.ssgproject.content_rule_package_openssh-clients_installed</text:p>
      <text:p text:style-name="Standard">Result <text:s/>pass</text:p>
      <text:p text:style-name="Standard"/>
      <text:p text:style-name="Standard">Title <text:s text:c="2"/>Install the OpenSSH Server Package</text:p>
      <text:p text:style-name="Standard">Rule <text:s text:c="3"/>xccdf_org.ssgproject.content_rule_package_openssh-server_installed</text:p>
      <text:p text:style-name="Standard">Result <text:s/>pass</text:p>
      <text:p text:style-name="Standard"/>
      <text:p text:style-name="Standard">Title <text:s text:c="2"/>Configure session renegotiation for SSH client</text:p>
      <text:p text:style-name="Standard">Rule <text:s text:c="3"/>xccdf_org.ssgproject.content_rule_ssh_client_rekey_limit</text:p>
      <text:p text:style-name="Standard">Result <text:s/>pass</text:p>
      <text:p text:style-name="Standard"/>
      <text:p text:style-name="Standard">Title <text:s text:c="2"/>Disable Host-Based Authentication</text:p>
      <text:p text:style-name="Standard">Rule <text:s text:c="3"/>xccdf_org.ssgproject.content_rule_disable_host_auth</text:p>
      <text:p text:style-name="Standard">Result <text:s/>pass</text:p>
      <text:p text:style-name="Standard"/>
      <text:p text:style-name="Standard">Title <text:s text:c="2"/>Disable SSH Access via Empty Passwords</text:p>
      <text:p text:style-name="Standard">Rule <text:s text:c="3"/>xccdf_org.ssgproject.content_rule_sshd_disable_empty_passwords</text:p>
      <text:p text:style-name="Standard">Result <text:s/>pass</text:p>
      <text:p text:style-name="Standard"/>
      <text:p text:style-name="Standard">Title <text:s text:c="2"/>Disable GSSAPI Authentication</text:p>
      <text:p text:style-name="Standard">Rule <text:s text:c="3"/>xccdf_org.ssgproject.content_rule_sshd_disable_gssapi_auth</text:p>
      <text:p text:style-name="Standard">Result <text:s/>pass</text:p>
      <text:p text:style-name="Standard"/>
      <text:p text:style-name="Standard">Title <text:s text:c="2"/>Disable Kerberos Authentication</text:p>
      <text:p text:style-name="Standard">Rule <text:s text:c="3"/>xccdf_org.ssgproject.content_rule_sshd_disable_kerb_auth</text:p>
      <text:p text:style-name="Standard">Result <text:s/>pass</text:p>
      <text:p text:style-name="Standard"/>
      <text:p text:style-name="Standard">Title <text:s text:c="2"/>Disable SSH Root Login</text:p>
      <text:p text:style-name="Standard">Rule <text:s text:c="3"/>xccdf_org.ssgproject.content_rule_sshd_disable_root_login</text:p>
      <text:p text:style-name="Standard">Result <text:s/>pass</text:p>
      <text:p text:style-name="Standard"/>
      <text:p text:style-name="Standard">Title <text:s text:c="2"/>Enable SSH Warning Banner</text:p>
      <text:p text:style-name="Standard">Rule <text:s text:c="3"/>xccdf_org.ssgproject.content_rule_sshd_enable_warning_banner</text:p>
      <text:p text:style-name="Standard">Result <text:s/>pass</text:p>
      <text:p text:style-name="Standard"/>
      <text:p text:style-name="Standard">Title <text:s text:c="2"/>Force frequent session key renegotiation</text:p>
      <text:p text:style-name="Standard">Rule <text:s text:c="3"/>xccdf_org.ssgproject.content_rule_sshd_rekey_limit</text:p>
      <text:p text:style-name="Standard">Result <text:s/>pass</text:p>
      <text:p text:style-name="Standard"/>
      <text:p text:style-name="Standard">Title <text:s text:c="2"/>Distribute the SSH Server configuration to multiple files in a config directory.</text:p>
      <text:p text:style-name="Standard">Rule <text:s text:c="3"/>xccdf_org.ssgproject.content_rule_sshd_use_directory_configuration</text:p>
      <text:p text:style-name="Standard"><text:soft-page-break/>Result <text:s/>pass</text:p>
      <text:p text:style-name="Standard"/>
      <text:p text:style-name="Standard">Title <text:s text:c="2"/>Install usbguard Package</text:p>
      <text:p text:style-name="Standard">Rule <text:s text:c="3"/>xccdf_org.ssgproject.content_rule_package_usbguard_installed</text:p>
      <text:p text:style-name="Standard">Result <text:s/>pass</text:p>
      <text:p text:style-name="Standard"/>
      <text:p text:style-name="Standard">Title <text:s text:c="2"/>Enable the USBGuard Service</text:p>
      <text:p text:style-name="Standard">Rule <text:s text:c="3"/>xccdf_org.ssgproject.content_rule_service_usbguard_enabled</text:p>
      <text:p text:style-name="Standard">Result <text:s/>pass</text:p>
      <text:p text:style-name="Standard"/>
      <text:p text:style-name="Standard">Title <text:s text:c="2"/>Log USBGuard daemon audit events using Linux Audit</text:p>
      <text:p text:style-name="Standard">Rule <text:s text:c="3"/>xccdf_org.ssgproject.content_rule_configure_usbguard_auditbackend</text:p>
      <text:p text:style-name="Standard">Result <text:s/>pass</text:p>
      <text:p text:style-name="Standard"/>
      <text:p text:style-name="Standard">Title <text:s text:c="2"/>Authorize Human Interface Devices and USB hubs in USBGuard daemon</text:p>
      <text:p text:style-name="Standard">Rule <text:s text:c="3"/>xccdf_org.ssgproject.content_rule_usbguard_allow_hid_and_hub</text:p>
      <text:p text:style-name="Standard">Result <text:s/>pass</text:p>
      <text:p text:style-name="Standard"/>
      <text:p text:style-name="Standard">Title <text:s text:c="2"/>Ensure the audit Subsystem is Installed</text:p>
      <text:p text:style-name="Standard">Rule <text:s text:c="3"/>xccdf_org.ssgproject.content_rule_package_audit_installed</text:p>
      <text:p text:style-name="Standard">Result <text:s/>pass</text:p>
      <text:p text:style-name="Standard"/>
      <text:p text:style-name="Standard">Title <text:s text:c="2"/>Enable auditd Service</text:p>
      <text:p text:style-name="Standard">Rule <text:s text:c="3"/>xccdf_org.ssgproject.content_rule_service_auditd_enabled</text:p>
      <text:p text:style-name="Standard">Result <text:s/>pass</text:p>
      <text:p text:style-name="Standard"/>
      <text:p text:style-name="Standard">Title <text:s text:c="2"/>Enable Auditing for Processes Which Start Prior to the Audit Daemon</text:p>
      <text:p text:style-name="Standard">Rule <text:s text:c="3"/>xccdf_org.ssgproject.content_rule_grub2_audit_argument</text:p>
      <text:p text:style-name="Standard">Result <text:s/>pass</text:p>
      <text:p text:style-name="Standard"/>
      <text:p text:style-name="Standard">Title <text:s text:c="2"/>Extend Audit Backlog Limit for the Audit Daemon</text:p>
      <text:p text:style-name="Standard">Rule <text:s text:c="3"/>xccdf_org.ssgproject.content_rule_grub2_audit_backlog_limit_argument</text:p>
      <text:p text:style-name="Standard">Result <text:s/>pass</text:p>
      <text:p text:style-name="Standard"/>
      <text:p text:style-name="Standard">Title <text:s text:c="2"/>Configure auditd flush priority</text:p>
      <text:p text:style-name="Standard">Rule <text:s text:c="3"/>xccdf_org.ssgproject.content_rule_auditd_data_retention_flush</text:p>
      <text:p text:style-name="Standard">Result <text:s/>pass</text:p>
      <text:p text:style-name="Standard"/>
      <text:p text:style-name="Standard">Title <text:s text:c="2"/>Set number of records to cause an explicit flush to audit logs</text:p>
      <text:p text:style-name="Standard">Rule <text:s text:c="3"/>xccdf_org.ssgproject.content_rule_auditd_freq</text:p>
      <text:p text:style-name="Standard">Result <text:s/>pass</text:p>
      <text:p text:style-name="Standard"/>
      <text:p text:style-name="Standard">Title <text:s text:c="2"/>Resolve information before writing to audit logs</text:p>
      <text:p text:style-name="Standard">Rule <text:s text:c="3"/>xccdf_org.ssgproject.content_rule_auditd_log_format</text:p>
      <text:p text:style-name="Standard">Result <text:s/>pass</text:p>
      <text:p text:style-name="Standard"/>
      <text:p text:style-name="Standard">Title <text:s text:c="2"/>Set type of computer node name logging in audit logs</text:p>
      <text:p text:style-name="Standard">Rule <text:s text:c="3"/>xccdf_org.ssgproject.content_rule_auditd_name_format</text:p>
      <text:p text:style-name="Standard">Result <text:s/>pass</text:p>
      <text:p text:style-name="Standard"><text:soft-page-break/></text:p>
      <text:p text:style-name="Standard">Title <text:s text:c="2"/>Configure auditing of unsuccessful file accesses</text:p>
      <text:p text:style-name="Standard">Rule <text:s text:c="3"/>xccdf_org.ssgproject.content_rule_audit_access_failed</text:p>
      <text:p text:style-name="Standard">Result <text:s/>pass</text:p>
      <text:p text:style-name="Standard"/>
      <text:p text:style-name="Standard">Title <text:s text:c="2"/>Configure auditing of unsuccessful file accesses (AArch64)</text:p>
      <text:p text:style-name="Standard">Rule <text:s text:c="3"/>xccdf_org.ssgproject.content_rule_audit_access_failed_aarch64</text:p>
      <text:p text:style-name="Standard">Result <text:s/>notapplicable</text:p>
      <text:p text:style-name="Standard"/>
      <text:p text:style-name="Standard">Title <text:s text:c="2"/>Configure auditing of unsuccessful file accesses (ppc64le)</text:p>
      <text:p text:style-name="Standard">Rule <text:s text:c="3"/>xccdf_org.ssgproject.content_rule_audit_access_failed_ppc64le</text:p>
      <text:p text:style-name="Standard">Result <text:s/>notapplicable</text:p>
      <text:p text:style-name="Standard"/>
      <text:p text:style-name="Standard">Title <text:s text:c="2"/>Configure auditing of successful file accesses</text:p>
      <text:p text:style-name="Standard">Rule <text:s text:c="3"/>xccdf_org.ssgproject.content_rule_audit_access_success</text:p>
      <text:p text:style-name="Standard">Result <text:s/>informational</text:p>
      <text:p text:style-name="Standard"/>
      <text:p text:style-name="Standard">Title <text:s text:c="2"/>Configure auditing of successful file accesses (AArch64)</text:p>
      <text:p text:style-name="Standard">Rule <text:s text:c="3"/>xccdf_org.ssgproject.content_rule_audit_access_success_aarch64</text:p>
      <text:p text:style-name="Standard">Result <text:s/>notapplicable</text:p>
      <text:p text:style-name="Standard"/>
      <text:p text:style-name="Standard">Title <text:s text:c="2"/>Configure auditing of successful file accesses (ppc64le)</text:p>
      <text:p text:style-name="Standard">Rule <text:s text:c="3"/>xccdf_org.ssgproject.content_rule_audit_access_success_ppc64le</text:p>
      <text:p text:style-name="Standard">Result <text:s/>notapplicable</text:p>
      <text:p text:style-name="Standard"/>
      <text:p text:style-name="Standard">Title <text:s text:c="2"/>Configure basic parameters of Audit system</text:p>
      <text:p text:style-name="Standard">Rule <text:s text:c="3"/>xccdf_org.ssgproject.content_rule_audit_basic_configuration</text:p>
      <text:p text:style-name="Standard">Result <text:s/>pass</text:p>
      <text:p text:style-name="Standard"/>
      <text:p text:style-name="Standard">Title <text:s text:c="2"/>Configure auditing of unsuccessful file creations</text:p>
      <text:p text:style-name="Standard">Rule <text:s text:c="3"/>xccdf_org.ssgproject.content_rule_audit_create_failed</text:p>
      <text:p text:style-name="Standard">Result <text:s/>pass</text:p>
      <text:p text:style-name="Standard"/>
      <text:p text:style-name="Standard">Title <text:s text:c="2"/>Configure auditing of unsuccessful file creations (AArch64)</text:p>
      <text:p text:style-name="Standard">Rule <text:s text:c="3"/>xccdf_org.ssgproject.content_rule_audit_create_failed_aarch64</text:p>
      <text:p text:style-name="Standard">Result <text:s/>notapplicable</text:p>
      <text:p text:style-name="Standard"/>
      <text:p text:style-name="Standard">Title <text:s text:c="2"/>Configure auditing of unsuccessful file creations (ppc64le)</text:p>
      <text:p text:style-name="Standard">Rule <text:s text:c="3"/>xccdf_org.ssgproject.content_rule_audit_create_failed_ppc64le</text:p>
      <text:p text:style-name="Standard">Result <text:s/>notapplicable</text:p>
      <text:p text:style-name="Standard"/>
      <text:p text:style-name="Standard">Title <text:s text:c="2"/>Configure auditing of successful file creations</text:p>
      <text:p text:style-name="Standard">Rule <text:s text:c="3"/>xccdf_org.ssgproject.content_rule_audit_create_success</text:p>
      <text:p text:style-name="Standard">Result <text:s/>pass</text:p>
      <text:p text:style-name="Standard"/>
      <text:p text:style-name="Standard">Title <text:s text:c="2"/>Configure auditing of successful file creations (AArch64)</text:p>
      <text:p text:style-name="Standard">Rule <text:s text:c="3"/>xccdf_org.ssgproject.content_rule_audit_create_success_aarch64</text:p>
      <text:p text:style-name="Standard">Result <text:s/>notapplicable</text:p>
      <text:p text:style-name="Standard"/>
      <text:p text:style-name="Standard"><text:soft-page-break/>Title <text:s text:c="2"/>Configure auditing of successful file creations (ppc64le)</text:p>
      <text:p text:style-name="Standard">Rule <text:s text:c="3"/>xccdf_org.ssgproject.content_rule_audit_create_success_ppc64le</text:p>
      <text:p text:style-name="Standard">Result <text:s/>notapplicable</text:p>
      <text:p text:style-name="Standard"/>
      <text:p text:style-name="Standard">Title <text:s text:c="2"/>Configure auditing of unsuccessful file deletions</text:p>
      <text:p text:style-name="Standard">Rule <text:s text:c="3"/>xccdf_org.ssgproject.content_rule_audit_delete_failed</text:p>
      <text:p text:style-name="Standard">Result <text:s/>pass</text:p>
      <text:p text:style-name="Standard"/>
      <text:p text:style-name="Standard">Title <text:s text:c="2"/>Configure auditing of unsuccessful file deletions (AArch64)</text:p>
      <text:p text:style-name="Standard">Rule <text:s text:c="3"/>xccdf_org.ssgproject.content_rule_audit_delete_failed_aarch64</text:p>
      <text:p text:style-name="Standard">Result <text:s/>notapplicable</text:p>
      <text:p text:style-name="Standard"/>
      <text:p text:style-name="Standard">Title <text:s text:c="2"/>Configure auditing of unsuccessful file deletions (ppc64le)</text:p>
      <text:p text:style-name="Standard">Rule <text:s text:c="3"/>xccdf_org.ssgproject.content_rule_audit_delete_failed_ppc64le</text:p>
      <text:p text:style-name="Standard">Result <text:s/>notapplicable</text:p>
      <text:p text:style-name="Standard"/>
      <text:p text:style-name="Standard">Title <text:s text:c="2"/>Configure auditing of successful file deletions</text:p>
      <text:p text:style-name="Standard">Rule <text:s text:c="3"/>xccdf_org.ssgproject.content_rule_audit_delete_success</text:p>
      <text:p text:style-name="Standard">Result <text:s/>pass</text:p>
      <text:p text:style-name="Standard"/>
      <text:p text:style-name="Standard">Title <text:s text:c="2"/>Configure auditing of successful file deletions (AArch64)</text:p>
      <text:p text:style-name="Standard">Rule <text:s text:c="3"/>xccdf_org.ssgproject.content_rule_audit_delete_success_aarch64</text:p>
      <text:p text:style-name="Standard">Result <text:s/>notapplicable</text:p>
      <text:p text:style-name="Standard"/>
      <text:p text:style-name="Standard">Title <text:s text:c="2"/>Configure auditing of successful file deletions (ppc64le)</text:p>
      <text:p text:style-name="Standard">Rule <text:s text:c="3"/>xccdf_org.ssgproject.content_rule_audit_delete_success_ppc64le</text:p>
      <text:p text:style-name="Standard">Result <text:s/>notapplicable</text:p>
      <text:p text:style-name="Standard"/>
      <text:p text:style-name="Standard">Title <text:s text:c="2"/>Configure immutable Audit login UIDs</text:p>
      <text:p text:style-name="Standard">Rule <text:s text:c="3"/>xccdf_org.ssgproject.content_rule_audit_immutable_login_uids</text:p>
      <text:p text:style-name="Standard">Result <text:s/>pass</text:p>
      <text:p text:style-name="Standard"/>
      <text:p text:style-name="Standard">Title <text:s text:c="2"/>Configure auditing of unsuccessful file modifications</text:p>
      <text:p text:style-name="Standard">Rule <text:s text:c="3"/>xccdf_org.ssgproject.content_rule_audit_modify_failed</text:p>
      <text:p text:style-name="Standard">Result <text:s/>pass</text:p>
      <text:p text:style-name="Standard"/>
      <text:p text:style-name="Standard">Title <text:s text:c="2"/>Configure auditing of unsuccessful file modifications (AARch64)</text:p>
      <text:p text:style-name="Standard">Rule <text:s text:c="3"/>xccdf_org.ssgproject.content_rule_audit_modify_failed_aarch64</text:p>
      <text:p text:style-name="Standard">Result <text:s/>notapplicable</text:p>
      <text:p text:style-name="Standard"/>
      <text:p text:style-name="Standard">Title <text:s text:c="2"/>Configure auditing of unsuccessful file modifications (ppc64le)</text:p>
      <text:p text:style-name="Standard">Rule <text:s text:c="3"/>xccdf_org.ssgproject.content_rule_audit_modify_failed_ppc64le</text:p>
      <text:p text:style-name="Standard">Result <text:s/>notapplicable</text:p>
      <text:p text:style-name="Standard"/>
      <text:p text:style-name="Standard">Title <text:s text:c="2"/>Configure auditing of successful file modifications</text:p>
      <text:p text:style-name="Standard">Rule <text:s text:c="3"/>xccdf_org.ssgproject.content_rule_audit_modify_success</text:p>
      <text:p text:style-name="Standard">Result <text:s/>pass</text:p>
      <text:p text:style-name="Standard"/>
      <text:p text:style-name="Standard">Title <text:s text:c="2"/>Configure auditing of successful file modifications (AArch64)</text:p>
      <text:p text:style-name="Standard"><text:soft-page-break/>Rule <text:s text:c="3"/>xccdf_org.ssgproject.content_rule_audit_modify_success_aarch64</text:p>
      <text:p text:style-name="Standard">Result <text:s/>notapplicable</text:p>
      <text:p text:style-name="Standard"/>
      <text:p text:style-name="Standard">Title <text:s text:c="2"/>Configure auditing of successful file modifications (ppc64le)</text:p>
      <text:p text:style-name="Standard">Rule <text:s text:c="3"/>xccdf_org.ssgproject.content_rule_audit_modify_success_ppc64le</text:p>
      <text:p text:style-name="Standard">Result <text:s/>notapplicable</text:p>
      <text:p text:style-name="Standard"/>
      <text:p text:style-name="Standard">Title <text:s text:c="2"/>Configure auditing of loading and unloading of kernel modules</text:p>
      <text:p text:style-name="Standard">Rule <text:s text:c="3"/>xccdf_org.ssgproject.content_rule_audit_module_load</text:p>
      <text:p text:style-name="Standard">Result <text:s/>pass</text:p>
      <text:p text:style-name="Standard"/>
      <text:p text:style-name="Standard">Title <text:s text:c="2"/>Configure auditing of loading and unloading of kernel modules (ppc64le)</text:p>
      <text:p text:style-name="Standard">Rule <text:s text:c="3"/>xccdf_org.ssgproject.content_rule_audit_module_load_ppc64le</text:p>
      <text:p text:style-name="Standard">Result <text:s/>notapplicable</text:p>
      <text:p text:style-name="Standard"/>
      <text:p text:style-name="Standard">Title <text:s text:c="2"/>Perform general configuration of Audit for OSPP</text:p>
      <text:p text:style-name="Standard">Rule <text:s text:c="3"/>xccdf_org.ssgproject.content_rule_audit_ospp_general</text:p>
      <text:p text:style-name="Standard">Result <text:s/>pass</text:p>
      <text:p text:style-name="Standard"/>
      <text:p text:style-name="Standard">Title <text:s text:c="2"/>Perform general configuration of Audit for OSPP (AArch64)</text:p>
      <text:p text:style-name="Standard">Rule <text:s text:c="3"/>xccdf_org.ssgproject.content_rule_audit_ospp_general_aarch64</text:p>
      <text:p text:style-name="Standard">Result <text:s/>notapplicable</text:p>
      <text:p text:style-name="Standard"/>
      <text:p text:style-name="Standard">Title <text:s text:c="2"/>Perform general configuration of Audit for OSPP (ppc64le)</text:p>
      <text:p text:style-name="Standard">Rule <text:s text:c="3"/>xccdf_org.ssgproject.content_rule_audit_ospp_general_ppc64le</text:p>
      <text:p text:style-name="Standard">Result <text:s/>notapplicable</text:p>
      <text:p text:style-name="Standard"/>
      <text:p text:style-name="Standard">Title <text:s text:c="2"/>Configure auditing of unsuccessful ownership changes</text:p>
      <text:p text:style-name="Standard">Rule <text:s text:c="3"/>xccdf_org.ssgproject.content_rule_audit_owner_change_failed</text:p>
      <text:p text:style-name="Standard">Result <text:s/>pass</text:p>
      <text:p text:style-name="Standard"/>
      <text:p text:style-name="Standard">Title <text:s text:c="2"/>Configure auditing of unsuccessful ownership changes (AArch64)</text:p>
      <text:p text:style-name="Standard">Rule <text:s text:c="3"/>xccdf_org.ssgproject.content_rule_audit_owner_change_failed_aarch64</text:p>
      <text:p text:style-name="Standard">Result <text:s/>notapplicable</text:p>
      <text:p text:style-name="Standard"/>
      <text:p text:style-name="Standard">Title <text:s text:c="2"/>Configure auditing of unsuccessful ownership changes (ppc64le)</text:p>
      <text:p text:style-name="Standard">Rule <text:s text:c="3"/>xccdf_org.ssgproject.content_rule_audit_owner_change_failed_ppc64le</text:p>
      <text:p text:style-name="Standard">Result <text:s/>notapplicable</text:p>
      <text:p text:style-name="Standard"/>
      <text:p text:style-name="Standard">Title <text:s text:c="2"/>Configure auditing of successful ownership changes</text:p>
      <text:p text:style-name="Standard">Rule <text:s text:c="3"/>xccdf_org.ssgproject.content_rule_audit_owner_change_success</text:p>
      <text:p text:style-name="Standard">Result <text:s/>pass</text:p>
      <text:p text:style-name="Standard"/>
      <text:p text:style-name="Standard">Title <text:s text:c="2"/>Configure auditing of successful ownership changes (AArch64)</text:p>
      <text:p text:style-name="Standard">Rule <text:s text:c="3"/>xccdf_org.ssgproject.content_rule_audit_owner_change_success_aarch64</text:p>
      <text:p text:style-name="Standard">Result <text:s/>notapplicable</text:p>
      <text:p text:style-name="Standard"/>
      <text:p text:style-name="Standard">Title <text:s text:c="2"/>Configure auditing of successful ownership changes (ppc64le)</text:p>
      <text:p text:style-name="Standard">Rule <text:s text:c="3"/>xccdf_org.ssgproject.content_rule_audit_owner_change_success_ppc64le</text:p>
      <text:p text:style-name="Standard"><text:soft-page-break/>Result <text:s/>notapplicable</text:p>
      <text:p text:style-name="Standard"/>
      <text:p text:style-name="Standard">Title <text:s text:c="2"/>Configure auditing of unsuccessful permission changes</text:p>
      <text:p text:style-name="Standard">Rule <text:s text:c="3"/>xccdf_org.ssgproject.content_rule_audit_perm_change_failed</text:p>
      <text:p text:style-name="Standard">Result <text:s/>pass</text:p>
      <text:p text:style-name="Standard"/>
      <text:p text:style-name="Standard">Title <text:s text:c="2"/>Configure auditing of unsuccessful permission changes (AArch64)</text:p>
      <text:p text:style-name="Standard">Rule <text:s text:c="3"/>xccdf_org.ssgproject.content_rule_audit_perm_change_failed_aarch64</text:p>
      <text:p text:style-name="Standard">Result <text:s/>notapplicable</text:p>
      <text:p text:style-name="Standard"/>
      <text:p text:style-name="Standard">Title <text:s text:c="2"/>Configure auditing of unsuccessful permission changes (ppc64le)</text:p>
      <text:p text:style-name="Standard">Rule <text:s text:c="3"/>xccdf_org.ssgproject.content_rule_audit_perm_change_failed_ppc64le</text:p>
      <text:p text:style-name="Standard">Result <text:s/>notapplicable</text:p>
      <text:p text:style-name="Standard"/>
      <text:p text:style-name="Standard">Title <text:s text:c="2"/>Configure auditing of successful permission changes</text:p>
      <text:p text:style-name="Standard">Rule <text:s text:c="3"/>xccdf_org.ssgproject.content_rule_audit_perm_change_success</text:p>
      <text:p text:style-name="Standard">Result <text:s/>pass</text:p>
      <text:p text:style-name="Standard"/>
      <text:p text:style-name="Standard">Title <text:s text:c="2"/>Configure auditing of successful permission changes (AArch64)</text:p>
      <text:p text:style-name="Standard">Rule <text:s text:c="3"/>xccdf_org.ssgproject.content_rule_audit_perm_change_success_aarch64</text:p>
      <text:p text:style-name="Standard">Result <text:s/>notapplicable</text:p>
      <text:p text:style-name="Standard"/>
      <text:p text:style-name="Standard">Title <text:s text:c="2"/>Configure auditing of successful permission changes (ppc64le)</text:p>
      <text:p text:style-name="Standard">Rule <text:s text:c="3"/>xccdf_org.ssgproject.content_rule_audit_perm_change_success_ppc64le</text:p>
      <text:p text:style-name="Standard">Result <text:s/>notapplicable</text:p>
      <text:p text:style-name="Standard"/>
      <text:p text:style-name="Standard">OpenSCAP Error: Could not open output file '/backup/compliance-scans/post-banner-report.html': No such file or directory [/builddir/build/BUILD/openscap-1.3.12/src/common/util.c:437]</text:p>
      <text:p text:style-name="Standard">Could not open output file '/backup/compliance-scans/post-banner-results.arf': No such file or directory [/builddir/build/BUILD/openscap-1.3.12/src/common/util.c:437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witterChirp" svg:font-family="TwitterChirp, System"/>
    <style:font-face style:name="monospace" svg:font-family="monospace"/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08:38:52.962727554</meta:creation-date>
    <dc:date>2025-10-29T09:23:24.606079073</dc:date>
    <meta:editing-duration>PT44M32S</meta:editing-duration>
    <meta:editing-cycles>1</meta:editing-cycles>
    <meta:document-statistic meta:table-count="0" meta:image-count="0" meta:object-count="0" meta:page-count="12" meta:paragraph-count="424" meta:word-count="1605" meta:character-count="19721" meta:non-whitespace-character-count="17703"/>
    <meta:generator>LibreOffice/7.1.8.1$Linux_X86_64 LibreOffice_project/10$Build-1</meta:generator>
  </office:meta>
</office:document-meta>
</file>